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0pt" fo:language="pl" fo:country="PL" style:font-size-asian="10pt" style:language-asian="zxx" style:country-asian="none" style:font-size-complex="10pt" style:language-complex="zxx" style:country-complex="none"/>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language-asian="zxx" style:country-asian="none" style:font-size-complex="10pt" style:language-complex="zxx" style:country-complex="none"/>
    </style:style>
    <style:style style:name="P3" style:family="paragraph" style:parent-style-name="Standard" style:list-style-name="L1">
      <style:paragraph-properties fo:line-height="150%" fo:text-align="justify" style:justify-single-word="false"/>
      <style:text-properties style:font-name="Arial" fo:font-size="10pt" fo:language="pl" fo:country="PL" style:font-size-asian="10pt" style:language-asian="zxx" style:country-asian="none" style:font-size-complex="10pt" style:language-complex="zxx" style:country-complex="non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158146544678668227" text:style-name="L1">
        <text:list-item>
          <text:list>
            <text:list-item>
              <text:p text:style-name="P3">Unikalność naszego podejścia</text:p>
            </text:list-item>
          </text:list>
        </text:list-item>
      </text:list>
      <text:p text:style-name="P2"/>
      <text:p text:style-name="P2"><text:tab/>Jak wynika z rozdziału drugiego, zrównoleglanie obliczeń to bardzo szeroki obszar. Został on już również bardzo dogłębnie opracowany oraz scharakteryzowany. Niemniej jednak ciągle istnieją troszeczkę słabiej eksplorowane tematy, wynika to głównie z faktu ciągłego postępu technologicznego oraz pojawiających się przez to nowych urządzeń obliczeniowych czy całych środowisk. Nasza biblioteka różni się na tle innych rozwiązań tym, że sama zarządza wykonaniem dla dowolnego algorytmu użytkownika. Innymi słowy mówiąc takie rzeczy jak zarządzanie urządzeniami czy podział danych są niezależne od samego problemu i algorytmu go rozwiązującego. Projekt był tworzony z myślą o dowolnym środowisku hybrydowym ,postaci procesor i do kilki kart graficznych, przez co jest skalowalny w zależności od posiadanego przez użytkownika sprzętu. Daje również bardzo dużą swobodę użytkownikowi w implementacji kernela dla procesora graficznego, który może nawet naginać pewne zasady metody dziel i zwyciężaj w celu maksymalnej utylizacji karty graficznej.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0T16:49:52.23</meta:creation-date>
    <meta:generator>OpenOffice/4.1.7$Win32 OpenOffice.org_project/417m1$Build-9800</meta:generator>
    <meta:document-statistic meta:table-count="0" meta:image-count="0" meta:object-count="0" meta:page-count="1" meta:paragraph-count="2" meta:word-count="143" meta:character-count="1070"/>
    <dc:date>2019-11-20T18:04:41.73</dc:date>
    <meta:editing-duration>PT1H14M50S</meta:editing-duration>
    <meta:editing-cycles>1</meta:editing-cycles>
  </office:meta>
</office:document-meta>
</file>